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E10000028F8EF6E01E7DF48726.png" manifest:media-type="image/png"/>
  <manifest:file-entry manifest:full-path="Pictures/100000000000138800000DAC5B5278C38D4F2B90.jpg" manifest:media-type="image/jpeg"/>
  <manifest:file-entry manifest:full-path="Pictures/100002010000075E0000036C1F1C4EA9C886AAEB.png" manifest:media-type="image/png"/>
  <manifest:file-entry manifest:full-path="Pictures/10000201000005B1000000FE62830AEE5855E4D7.png" manifest:media-type="image/png"/>
  <manifest:file-entry manifest:full-path="Pictures/10000201000001E40000028EAD47C157D464744F.png" manifest:media-type="image/png"/>
  <manifest:file-entry manifest:full-path="Pictures/10000000000001E40000028F9B8C1C7689285E72.png" manifest:media-type="image/png"/>
  <manifest:file-entry manifest:full-path="Pictures/10000201000001E10000028E6AE03780A0491191.png" manifest:media-type="image/png"/>
  <manifest:file-entry manifest:full-path="Pictures/10000201000001E20000029193F5693411D3D5F0.png" manifest:media-type="image/png"/>
  <manifest:file-entry manifest:full-path="Pictures/10000201000001E10000028E2807D8CC75E01B31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나눔고딕1" svg:font-family="나눔고딕" style:font-family-generic="modern" style:font-pitch="variable"/>
    <style:font-face style:name="나눔고딕 ExtraBold1" svg:font-family="'나눔고딕 ExtraBold'" style:font-family-generic="modern" style:font-pitch="variable"/>
    <style:font-face style:name="나눔고딕 ExtraBold" svg:font-family="'나눔고딕 ExtraBold'" style:font-adornments="Bold" style:font-family-generic="modern" style:font-pitch="variable"/>
    <style:font-face style:name="나눔고딕 ExtraBold3" svg:font-family="'나눔고딕 ExtraBold'" style:font-adornments="굵게" style:font-family-generic="modern" style:font-pitch="variable"/>
    <style:font-face style:name="나눔고딕 ExtraBold5" svg:font-family="'나눔고딕 ExtraBold'" style:font-adornments="보통" style:font-family-generic="modern" style:font-pitch="variable"/>
    <style:font-face style:name="나눔고딕 Light" svg:font-family="'나눔고딕 Light'" style:font-adornments="보통" style:font-family-generic="moder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나눔고딕" svg:font-family="나눔고딕" style:font-family-generic="roman" style:font-pitch="variable"/>
    <style:font-face style:name="나눔고딕 ExtraBold2" svg:font-family="'나눔고딕 ExtraBold'" style:font-family-generic="roman" style:font-pitch="variable"/>
    <style:font-face style:name="나눔고딕 ExtraBold4" svg:font-family="'나눔고딕 ExtraBold'" style:font-adornments="굵게" style:font-family-generic="roman" style:font-pitch="variable"/>
    <style:font-face style:name="나눔고딕 Light1" svg:font-family="'나눔고딕 Light'" style:font-family-generic="roman" style:font-pitch="variable"/>
    <style:font-face style:name="나눔고딕 Light2" svg:font-family="'나눔고딕 Light'" style:font-adornments="보통" style:font-family-generic="roman" style:font-pitch="variable"/>
    <style:font-face style:name="나눔명조" svg:font-family="나눔명조" style:font-family-generic="roman" style:font-pitch="variable"/>
    <style:font-face style:name="Arial" svg:font-family="Arial" style:font-family-generic="system" style:font-pitch="variable"/>
    <style:font-face style:name="Tahoma" svg:font-family="Tahoma" style:font-family-generic="system" style:font-pitch="variable"/>
    <style:font-face style:name="나눔고딕2" svg:font-family="나눔고딕" style:font-family-generic="system" style:font-pitch="variable"/>
    <style:font-face style:name="나눔고딕 ExtraBold7" svg:font-family="'나눔고딕 ExtraBold'" style:font-family-generic="system" style:font-pitch="variable"/>
    <style:font-face style:name="나눔고딕 ExtraBold6" svg:font-family="'나눔고딕 ExtraBold'" style:font-adornments="보통" style:font-family-generic="system" style:font-pitch="variable"/>
    <style:font-face style:name="나눔고딕 Light3" svg:font-family="'나눔고딕 Light'" style:font-family-generic="system" style:font-pitch="variable"/>
    <style:font-face style:name="나눔고딕 Light4" svg:font-family="'나눔고딕 Light'" style:font-adornments="보통" style:font-family-generic="system" style:font-pitch="variable"/>
    <style:font-face style:name="나눔명조1" svg:font-family="나눔명조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색과_20_선이_20_없는_20_개체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svg:stroke-width="0.05cm" svg:stroke-color="#ffd4d4" draw:marker-start-width="0.275cm" draw:marker-end-width="0.275cm" draw:fill-color="#fffffe" draw:textarea-horizontal-align="justify" draw:textarea-vertical-align="middle" draw:auto-grow-height="false" fo:min-height="4cm" fo:min-width="23.45cm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4.75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228cm"/>
      <style:paragraph-properties style:writing-mode="lr-tb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488cm"/>
      <style:paragraph-properties style:writing-mode="lr-tb"/>
    </style:style>
    <style:style style:name="gr7" style:family="graphic" style:parent-style-name="standard">
      <style:graphic-properties svg:stroke-width="0.2cm" svg:stroke-color="#ff1744" draw:marker-start-width="0.5cm" draw:marker-end-width="0.5cm" draw:textarea-horizontal-align="justify" draw:textarea-vertical-align="middle" draw:auto-grow-height="false" fo:min-height="0.654cm" fo:min-width="23.004cm" fo:padding-top="0.225cm" fo:padding-bottom="0.225cm" fo:padding-left="0.35cm" fo:padding-right="0.35cm"/>
    </style:style>
    <style:style style:name="pr1" style:family="presentation" style:parent-style-name="기본값-notes">
      <style:graphic-properties draw:fill-color="#ffffff" fo:min-height="13.364cm"/>
      <style:paragraph-properties style:writing-mode="lr-tb"/>
    </style:style>
    <style:style style:name="pr2" style:family="presentation" style:parent-style-name="기본값-title">
      <style:graphic-properties fo:min-height="2.629cm"/>
      <style:paragraph-properties style:writing-mode="lr-tb"/>
    </style:style>
    <style:style style:name="pr3" style:family="presentation" style:parent-style-name="기본값-outline1">
      <style:graphic-properties fo:min-height="8.88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e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  <style:text-properties fo:color="#fffffe" loext:opacity="100%" style:font-name="나눔고딕 ExtraBold" fo:font-size="48pt" fo:font-style="normal" style:text-underline-style="none" fo:font-weight="normal" style:font-name-asian="나눔고딕 ExtraBold" style:font-size-asian="48pt" style:font-style-asian="normal" style:font-weight-asian="normal" style:font-size-complex="48pt" style:font-style-complex="normal" style:font-weight-complex="normal"/>
    </style:style>
    <style:style style:name="P4" style:family="paragraph">
      <loext:graphic-properties draw:fill="none" draw:fill-color="#ffffff"/>
      <style:paragraph-properties style:writing-mode="lr-tb"/>
      <style:text-properties fo:color="#fffffe" loext:opacity="100%" style:font-name="나눔고딕 ExtraBold" fo:font-size="55pt" style:font-size-asian="55pt" style:font-size-complex="55pt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fo:text-align="start"/>
    </style:style>
    <style:style style:name="P7" style:family="paragraph">
      <style:paragraph-properties fo:text-align="start" style:writing-mode="lr-tb"/>
      <style:text-properties fo:color="#fffffe" loext:opacity="100%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  <style:paragraph-properties fo:text-align="center" style:writing-mode="lr-tb"/>
      <style:text-properties fo:color="#bdbdbd" loext:opacity="100%"/>
    </style:style>
    <style:style style:name="P10" style:family="paragraph">
      <style:paragraph-properties fo:text-align="center" style:writing-mode="lr-tb"/>
    </style:style>
    <style:style style:name="P11" style:family="paragraph">
      <style:paragraph-properties fo:text-align="center" style:writing-mode="lr-tb"/>
      <style:text-properties style:font-name="나눔고딕 ExtraBold1"/>
    </style:style>
    <style:style style:name="T1" style:family="text">
      <style:text-properties fo:color="#ffb34a" loext:opacity="100%" style:font-name="나눔고딕 ExtraBold" fo:font-size="48pt" fo:font-style="normal" style:text-underline-style="none" fo:font-weight="normal" style:font-name-asian="나눔고딕 ExtraBold" style:font-size-asian="48pt" style:font-style-asian="normal" style:font-weight-asian="normal" style:font-size-complex="48pt" style:font-style-complex="normal" style:font-weight-complex="normal"/>
    </style:style>
    <style:style style:name="T2" style:family="text">
      <style:text-properties fo:color="#f74e34" loext:opacity="100%" style:font-name="나눔고딕 ExtraBold" fo:font-size="48pt" fo:font-style="normal" style:text-underline-style="none" fo:font-weight="normal" style:font-name-asian="나눔고딕 ExtraBold" style:font-size-asian="48pt" style:font-style-asian="normal" style:font-weight-asian="normal" style:font-size-complex="48pt" style:font-style-complex="normal" style:font-weight-complex="normal"/>
    </style:style>
    <style:style style:name="T3" style:family="text">
      <style:text-properties fo:color="#f82f10" loext:opacity="100%" style:font-name="나눔고딕 ExtraBold" fo:font-size="48pt" fo:font-style="normal" style:text-underline-style="none" fo:font-weight="normal" style:font-name-asian="나눔고딕 ExtraBold" style:font-size-asian="48pt" style:font-style-asian="normal" style:font-weight-asian="normal" style:font-size-complex="48pt" style:font-style-complex="normal" style:font-weight-complex="normal"/>
    </style:style>
    <style:style style:name="T4" style:family="text">
      <style:text-properties fo:color="#d43052" loext:opacity="100%" style:font-name="나눔고딕 ExtraBold" fo:font-size="48pt" fo:font-style="normal" style:text-underline-style="none" fo:font-weight="normal" style:font-name-asian="나눔고딕 ExtraBold" style:font-size-asian="48pt" style:font-style-asian="normal" style:font-weight-asian="normal" style:font-size-complex="48pt" style:font-style-complex="normal" style:font-weight-complex="normal"/>
    </style:style>
    <style:style style:name="T5" style:family="text">
      <style:text-properties fo:color="#ab377c" loext:opacity="100%" style:font-name="나눔고딕 ExtraBold" fo:font-size="48pt" fo:font-style="normal" style:text-underline-style="none" fo:font-weight="normal" style:font-name-asian="나눔고딕 ExtraBold" style:font-size-asian="48pt" style:font-style-asian="normal" style:font-weight-asian="normal" style:font-size-complex="48pt" style:font-style-complex="normal" style:font-weight-complex="normal"/>
    </style:style>
    <style:style style:name="T6" style:family="text">
      <style:text-properties fo:color="#a934bc" loext:opacity="100%" style:font-name="나눔고딕 ExtraBold" fo:font-size="48pt" fo:font-style="normal" style:text-underline-style="none" fo:font-weight="normal" style:font-name-asian="나눔고딕 ExtraBold" style:font-size-asian="48pt" style:font-style-asian="normal" style:font-weight-asian="normal" style:font-size-complex="48pt" style:font-style-complex="normal" style:font-weight-complex="normal"/>
    </style:style>
    <style:style style:name="T7" style:family="text">
      <style:text-properties fo:color="#fffffe" loext:opacity="100%" style:font-name="나눔고딕 ExtraBold" fo:font-size="48pt" fo:font-style="normal" style:text-underline-style="none" fo:font-weight="normal" style:font-name-asian="나눔고딕 ExtraBold" style:font-size-asian="48pt" style:font-style-asian="normal" style:font-weight-asian="normal" style:font-size-complex="48pt" style:font-style-complex="normal" style:font-weight-complex="normal"/>
    </style:style>
    <style:style style:name="T8" style:family="text">
      <style:text-properties fo:color="#fffffe" loext:opacity="100%" style:font-name="나눔고딕 ExtraBold" fo:font-size="55pt" style:font-size-asian="55pt" style:font-size-complex="55pt"/>
    </style:style>
    <style:style style:name="T9" style:family="text">
      <style:text-properties fo:color="#fffffe" loext:opacity="100%"/>
    </style:style>
    <style:style style:name="T10" style:family="text">
      <style:text-properties fo:color="#bdbdbd" loext:opacity="100%" fo:font-size="12pt" style:font-size-asian="12pt" style:font-size-complex="12pt"/>
    </style:style>
    <style:style style:name="T11" style:family="text">
      <style:text-properties style:font-name="나눔고딕 ExtraBold1" fo:font-size="88pt" style:font-size-asian="88pt" style:font-size-complex="1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기본값" presentation:presentation-page-layout-name="AL1T1">
        <office:forms form:automatic-focus="false" form:apply-design-mode="false"/>
        <draw:frame draw:style-name="gr1" draw:text-style-name="P1" draw:layer="layout" svg:width="27.999cm" svg:height="15.75cm" svg:x="0.001cm" svg:y="0cm">
          <draw:image xlink:href="Pictures/100000000000138800000DAC5B5278C38D4F2B90.jpg" xlink:type="simple" xlink:show="embed" xlink:actuate="onLoad" draw:mime-type="image/jpeg">
            <text:p/>
          </draw:image>
        </draw:frame>
        <draw:custom-shape draw:style-name="gr2" draw:text-style-name="P2" draw:layer="layout" svg:width="24cm" svg:height="4.3cm" svg:x="2cm" svg:y="5.6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24cm" svg:height="5cm" svg:x="2cm" svg:y="5.6cm">
          <draw:text-box>
            <text:p><text:span text:style-name="T1">아</text:span><text:span text:style-name="T2">름</text:span><text:span text:style-name="T3">다</text:span><text:span text:style-name="T4">운</text:span><text:span text:style-name="T5">코</text:span><text:span text:style-name="T6">딩</text:span><text:span text:style-name="T7"> </text:span><text:span text:style-name="T7">with </text:span><text:span text:style-name="T7">프로세싱</text:span><text:span text:style-name="T7">.py</text:span></text:p>
          </draw:text-box>
        </draw:frame>
        <draw:frame draw:style-name="gr4" draw:text-style-name="P4" draw:layer="layout" svg:width="24cm" svg:height="2.478cm" svg:x="2cm" svg:y="7.422cm">
          <draw:text-box>
            <text:p><text:span text:style-name="T8">Processing IDE Installation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기본값" presentation:presentation-page-layout-name="AL1T1">
        <office:forms form:automatic-focus="false" form:apply-design-mode="false"/>
        <draw:frame draw:style-name="gr1" draw:text-style-name="P1" draw:layer="layout" svg:width="27.998cm" svg:height="2.629cm" svg:x="0.002cm" svg:y="0.001cm">
          <draw:image xlink:href="Pictures/100000000000138800000DAC5B5278C38D4F2B90.jpg" xlink:type="simple" xlink:show="embed" xlink:actuate="onLoad" draw:mime-type="image/jpeg">
            <text:p/>
          </draw:image>
        </draw:frame>
        <draw:frame presentation:style-name="pr2" draw:text-style-name="P7" draw:layer="layout" svg:width="27.5cm" svg:height="2.629cm" svg:x="0.5cm" svg:y="0.001cm" presentation:class="title" presentation:user-transformed="true">
          <draw:text-box>
            <text:p text:style-name="P6"><text:span text:style-name="T9">Processing IDE Installation</text:span></text:p>
          </draw:text-box>
        </draw:frame>
        <draw:frame draw:style-name="gr6" draw:text-style-name="P9" draw:layer="layout" svg:width="25cm" svg:height="0.738cm" svg:x="1.5cm" svg:y="14.4cm">
          <draw:text-box>
            <text:p text:style-name="P8"><text:span text:style-name="T10">참고문헌</text:span><text:span text:style-name="T10">: https://processing.org/download</text:span></text:p>
          </draw:text-box>
        </draw:frame>
        <draw:frame draw:style-name="gr1" draw:text-style-name="P1" draw:layer="layout" svg:width="22.995cm" svg:height="10.679cm" svg:x="2.505cm" svg:y="3.321cm">
          <draw:image xlink:href="Pictures/100002010000075E0000036C1F1C4EA9C886AAEB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기본값" presentation:presentation-page-layout-name="AL1T1">
        <office:forms form:automatic-focus="false" form:apply-design-mode="false"/>
        <draw:frame draw:style-name="gr1" draw:text-style-name="P1" draw:layer="layout" svg:width="27.998cm" svg:height="2.629cm" svg:x="0.002cm" svg:y="0.001cm">
          <draw:image xlink:href="Pictures/100000000000138800000DAC5B5278C38D4F2B90.jpg" xlink:type="simple" xlink:show="embed" xlink:actuate="onLoad" draw:mime-type="image/jpeg">
            <text:p/>
          </draw:image>
        </draw:frame>
        <draw:frame presentation:style-name="pr2" draw:text-style-name="P7" draw:layer="layout" svg:width="27.5cm" svg:height="2.629cm" svg:x="0.5cm" svg:y="0.001cm" presentation:class="title" presentation:user-transformed="true">
          <draw:text-box>
            <text:p text:style-name="P6"><text:span text:style-name="T9">Processing IDE Installation</text:span></text:p>
          </draw:text-box>
        </draw:frame>
        <draw:frame draw:style-name="gr6" draw:text-style-name="P9" draw:layer="layout" svg:width="25cm" svg:height="0.738cm" svg:x="1.5cm" svg:y="14.4cm">
          <draw:text-box>
            <text:p text:style-name="P8"><text:span text:style-name="T10">참고문헌</text:span><text:span text:style-name="T10">: https://processing.org/download</text:span></text:p>
          </draw:text-box>
        </draw:frame>
        <draw:frame draw:style-name="gr1" draw:text-style-name="P1" draw:layer="layout" svg:width="27.999cm" svg:height="4.879cm" svg:x="0.005cm" svg:y="7.9cm">
          <draw:image xlink:href="Pictures/10000201000005B1000000FE62830AEE5855E4D7.png" xlink:type="simple" xlink:show="embed" xlink:actuate="onLoad" draw:mime-type="image/png">
            <text:p/>
          </draw:image>
        </draw:frame>
        <draw:custom-shape draw:style-name="gr7" draw:text-style-name="P8" draw:layer="layout" svg:width="23.6cm" svg:height="1cm" svg:x="0.4cm" svg:y="10.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text-style-name="P11" draw:layer="layout" svg:width="26cm" svg:height="5.314cm" svg:x="1cm" svg:y="3.686cm" presentation:class="outline" presentation:user-transformed="true">
          <draw:text-box>
            <text:p text:style-name="P10"><text:span text:style-name="T11">Version 3.5.4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기본값" presentation:presentation-page-layout-name="AL1T1">
        <office:forms form:automatic-focus="false" form:apply-design-mode="false"/>
        <draw:frame draw:style-name="gr1" draw:text-style-name="P1" draw:layer="layout" svg:width="27.998cm" svg:height="2.629cm" svg:x="0.002cm" svg:y="0.001cm">
          <draw:image xlink:href="Pictures/100000000000138800000DAC5B5278C38D4F2B90.jpg" xlink:type="simple" xlink:show="embed" xlink:actuate="onLoad" draw:mime-type="image/jpeg">
            <text:p/>
          </draw:image>
        </draw:frame>
        <draw:frame presentation:style-name="pr2" draw:text-style-name="P7" draw:layer="layout" svg:width="27.5cm" svg:height="2.629cm" svg:x="0.5cm" svg:y="0.001cm" presentation:class="title" presentation:user-transformed="true">
          <draw:text-box>
            <text:p text:style-name="P6"><text:span text:style-name="T9">Processing IDE</text:span></text:p>
          </draw:text-box>
        </draw:frame>
        <draw:frame draw:style-name="gr1" draw:text-style-name="P1" draw:layer="layout" svg:width="7.758cm" svg:height="10.5cm" svg:x="1cm" svg:y="3.5cm">
          <draw:image xlink:href="Pictures/10000000000001E40000028F9B8C1C7689285E72.png" xlink:type="simple" xlink:show="embed" xlink:actuate="onLoad" draw:mime-type="image/png">
            <text:p/>
          </draw:image>
        </draw:frame>
        <draw:frame draw:style-name="gr1" draw:text-style-name="P1" draw:layer="layout" svg:width="7.722cm" svg:height="10.5cm" svg:x="10.078cm" svg:y="3.5cm">
          <draw:image xlink:href="Pictures/10000201000001E10000028E6AE03780A0491191.png" xlink:type="simple" xlink:show="embed" xlink:actuate="onLoad" draw:mime-type="image/png">
            <text:p/>
          </draw:image>
        </draw:frame>
        <draw:frame draw:style-name="gr1" draw:text-style-name="P1" draw:layer="layout" svg:width="7.77cm" svg:height="10.5cm" svg:x="19.23cm" svg:y="3.5cm">
          <draw:image xlink:href="Pictures/10000201000001E40000028EAD47C157D464744F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기본값" presentation:presentation-page-layout-name="AL1T1">
        <office:forms form:automatic-focus="false" form:apply-design-mode="false"/>
        <draw:frame draw:style-name="gr1" draw:text-style-name="P1" draw:layer="layout" svg:width="27.998cm" svg:height="2.629cm" svg:x="0.002cm" svg:y="0.001cm">
          <draw:image xlink:href="Pictures/100000000000138800000DAC5B5278C38D4F2B90.jpg" xlink:type="simple" xlink:show="embed" xlink:actuate="onLoad" draw:mime-type="image/jpeg">
            <text:p/>
          </draw:image>
        </draw:frame>
        <draw:frame presentation:style-name="pr2" draw:text-style-name="P7" draw:layer="layout" svg:width="27.5cm" svg:height="2.629cm" svg:x="0.5cm" svg:y="0.001cm" presentation:class="title" presentation:user-transformed="true">
          <draw:text-box>
            <text:p text:style-name="P6"><text:span text:style-name="T9">Processing IDE</text:span></text:p>
          </draw:text-box>
        </draw:frame>
        <draw:frame draw:style-name="gr1" draw:text-style-name="P1" draw:layer="layout" svg:width="7.703cm" svg:height="10.5cm" svg:x="1.041cm" svg:y="3.5cm">
          <draw:image xlink:href="Pictures/10000201000001E20000029193F5693411D3D5F0.png" xlink:type="simple" xlink:show="embed" xlink:actuate="onLoad" draw:mime-type="image/png">
            <text:p/>
          </draw:image>
        </draw:frame>
        <draw:frame draw:style-name="gr1" draw:text-style-name="P1" draw:layer="layout" svg:width="7.669cm" svg:height="10.443cm" svg:x="10.131cm" svg:y="3.557cm">
          <draw:image xlink:href="Pictures/10000201000001E10000028F8EF6E01E7DF48726.png" xlink:type="simple" xlink:show="embed" xlink:actuate="onLoad" draw:mime-type="image/png">
            <text:p/>
          </draw:image>
        </draw:frame>
        <draw:frame draw:style-name="gr1" draw:text-style-name="P1" draw:layer="layout" svg:width="7.722cm" svg:height="10.5cm" svg:x="19.278cm" svg:y="3.5cm">
          <draw:image xlink:href="Pictures/10000201000001E10000028E2807D8CC75E01B31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나눔고딕1" svg:font-family="나눔고딕" style:font-family-generic="modern" style:font-pitch="variable"/>
    <style:font-face style:name="나눔고딕 ExtraBold1" svg:font-family="'나눔고딕 ExtraBold'" style:font-family-generic="modern" style:font-pitch="variable"/>
    <style:font-face style:name="나눔고딕 ExtraBold" svg:font-family="'나눔고딕 ExtraBold'" style:font-adornments="Bold" style:font-family-generic="modern" style:font-pitch="variable"/>
    <style:font-face style:name="나눔고딕 ExtraBold3" svg:font-family="'나눔고딕 ExtraBold'" style:font-adornments="굵게" style:font-family-generic="modern" style:font-pitch="variable"/>
    <style:font-face style:name="나눔고딕 ExtraBold5" svg:font-family="'나눔고딕 ExtraBold'" style:font-adornments="보통" style:font-family-generic="modern" style:font-pitch="variable"/>
    <style:font-face style:name="나눔고딕 Light" svg:font-family="'나눔고딕 Light'" style:font-adornments="보통" style:font-family-generic="moder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나눔고딕" svg:font-family="나눔고딕" style:font-family-generic="roman" style:font-pitch="variable"/>
    <style:font-face style:name="나눔고딕 ExtraBold2" svg:font-family="'나눔고딕 ExtraBold'" style:font-family-generic="roman" style:font-pitch="variable"/>
    <style:font-face style:name="나눔고딕 ExtraBold4" svg:font-family="'나눔고딕 ExtraBold'" style:font-adornments="굵게" style:font-family-generic="roman" style:font-pitch="variable"/>
    <style:font-face style:name="나눔고딕 Light1" svg:font-family="'나눔고딕 Light'" style:font-family-generic="roman" style:font-pitch="variable"/>
    <style:font-face style:name="나눔고딕 Light2" svg:font-family="'나눔고딕 Light'" style:font-adornments="보통" style:font-family-generic="roman" style:font-pitch="variable"/>
    <style:font-face style:name="나눔명조" svg:font-family="나눔명조" style:font-family-generic="roman" style:font-pitch="variable"/>
    <style:font-face style:name="Arial" svg:font-family="Arial" style:font-family-generic="system" style:font-pitch="variable"/>
    <style:font-face style:name="Tahoma" svg:font-family="Tahoma" style:font-family-generic="system" style:font-pitch="variable"/>
    <style:font-face style:name="나눔고딕2" svg:font-family="나눔고딕" style:font-family-generic="system" style:font-pitch="variable"/>
    <style:font-face style:name="나눔고딕 ExtraBold7" svg:font-family="'나눔고딕 ExtraBold'" style:font-family-generic="system" style:font-pitch="variable"/>
    <style:font-face style:name="나눔고딕 ExtraBold6" svg:font-family="'나눔고딕 ExtraBold'" style:font-adornments="보통" style:font-family-generic="system" style:font-pitch="variable"/>
    <style:font-face style:name="나눔고딕 Light3" svg:font-family="'나눔고딕 Light'" style:font-family-generic="system" style:font-pitch="variable"/>
    <style:font-face style:name="나눔고딕 Light4" svg:font-family="'나눔고딕 Light'" style:font-adornments="보통" style:font-family-generic="system" style:font-pitch="variable"/>
    <style:font-face style:name="나눔명조1" svg:font-family="나눔명조" style:font-family-generic="system" style:font-pitch="variable"/>
  </office:font-face-decls>
  <office:styles>
    <draw:gradient draw:name="Shapes" draw:style="rectangular" draw:cx="50%" draw:cy="50%" draw:start-color="#cccccc" draw:end-color="#ffffff" draw:start-intensity="100%" draw:end-intensity="100%" draw:angle="0deg" draw:border="0%"/>
    <draw:gradient draw:name="노란색으로_20_채움" draw:display-name="노란색으로 채움" draw:style="linear" draw:start-color="#ffde59" draw:end-color="#b47804" draw:start-intensity="100%" draw:end-intensity="100%" draw:angle="30deg" draw:border="0%"/>
    <draw:gradient draw:name="녹색으로_20_채움" draw:display-name="녹색으로 채움" draw:style="linear" draw:start-color="#77bc65" draw:end-color="#127622" draw:start-intensity="100%" draw:end-intensity="100%" draw:angle="30deg" draw:border="0%"/>
    <draw:gradient draw:name="빨간색으로_20_채움" draw:display-name="빨간색으로 채움" draw:style="linear" draw:start-color="#ff6d6d" draw:end-color="#c9211e" draw:start-intensity="100%" draw:end-intensity="100%" draw:angle="30deg" draw:border="0%"/>
    <draw:gradient draw:name="채움" draw:style="linear" draw:start-color="#ffffff" draw:end-color="#cccccc" draw:start-intensity="100%" draw:end-intensity="100%" draw:angle="30deg" draw:border="0%"/>
    <draw:gradient draw:name="파란색으로_20_채움" draw:display-name="파란색으로 채움" draw:style="linear" draw:start-color="#729fcf" draw:end-color="#355269" draw:start-intensity="100%" draw:end-intensity="100%" draw:angle="3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나눔명조" fo:font-size="24pt" fo:language="en" fo:country="US" style:font-name-asian="나눔명조1" style:font-size-asian="24pt" style:language-asian="ko" style:country-asian="KR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3465a4" draw:marker-start-width="0.2cm" draw:marker-start-center="false" draw:marker-end-width="0.2cm" draw:marker-end-center="false" draw:fill="solid" draw:fill-color="#fffffe" draw:opacity="50%" draw:textarea-horizontal-align="justify" fo:padding-top="0.125cm" fo:padding-bottom="0.125cm" fo:padding-left="0.25cm" fo:padding-right="0.25cm" draw:shadow="hidden" draw:shadow-offset-x="0.2cm" draw:shadow-offset-y="0.2cm" draw:shadow-color="#808080" draw:shadow-opacity="5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나눔고딕" fo:font-family="나눔고딕" style:font-family-generic="roman" style:font-pitch="variable" fo:font-size="18pt" fo:font-style="normal" fo:text-shadow="none" style:text-underline-style="none" fo:font-weight="normal" style:letter-kerning="true" style:font-name-asian="나눔고딕2" style:font-family-asian="나눔고딕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색과_20_선이_20_없는_20_개체" style:display-name="색과 선이 없는 개체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채움"/>
    </style:style>
    <style:style style:name="Filled_20_Blue" style:display-name="Filled Blue" style:family="graphic" style:parent-style-name="Filled">
      <style:graphic-properties draw:fill-gradient-name="파란색으로_20_채움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녹색으로_20_채움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빨간색으로_20_채움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노란색으로_20_채움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기본값-background" style:family="presentation">
      <style:graphic-properties draw:stroke="none" draw:fill="none"/>
      <style:text-properties style:letter-kerning="true"/>
    </style:style>
    <style:style style:name="기본값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기본값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나눔고딕" fo:font-family="나눔고딕" style:font-family-generic="roman" style:font-pitch="variable" fo:font-size="20pt" fo:font-style="normal" fo:text-shadow="none" style:text-underline-style="none" fo:font-weight="normal" style:letter-kerning="true" fo:background-color="transparent" style:font-name-asian="나눔고딕2" style:font-family-asian="나눔고딕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기본값-outline1" style:family="presentation">
      <style:graphic-properties draw:stroke="none" draw:fill="none" draw:auto-grow-height="false" draw:fit-to-size="false" style:shrink-to-fit="true" draw:shadow-color="#000000">
        <text:list-style style:name="기본값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2cm" fo:margin-bottom="0cm" fo:line-height="115%" fo:text-indent="0cm"/>
      <style:text-properties fo:font-variant="normal" fo:text-transform="none" fo:color="#4c4c4c" loext:opacity="100%" style:text-outline="false" style:text-line-through-style="none" style:text-line-through-type="none" style:font-name="나눔고딕 Light" fo:font-family="'나눔고딕 Light'" style:font-style-name="보통" style:font-family-generic="modern" style:font-pitch="variable" fo:font-size="24pt" fo:font-style="normal" fo:text-shadow="none" style:text-underline-style="none" fo:font-weight="250" style:letter-kerning="true" fo:background-color="transparent" style:font-name-asian="나눔고딕 Light" style:font-family-asian="'나눔고딕 Light'" style:font-style-name-asian="보통" style:font-family-generic-asian="modern" style:font-pitch-asian="variable" style:font-size-asian="24pt" style:font-style-asian="normal" style:font-weight-asian="250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-outline2" style:family="presentation" style:parent-style-name="기본값-outline1">
      <style:paragraph-properties fo:margin-top="0.4cm" fo:margin-bottom="0cm"/>
      <style:text-properties fo:font-size="28pt" style:font-size-asian="28pt" style:font-size-complex="28pt"/>
    </style:style>
    <style:style style:name="기본값-outline3" style:family="presentation" style:parent-style-name="기본값-outline2">
      <style:paragraph-properties fo:margin-top="0.3cm" fo:margin-bottom="0cm"/>
      <style:text-properties fo:font-size="24pt" style:font-size-asian="24pt" style:font-size-complex="24pt"/>
    </style:style>
    <style:style style:name="기본값-outline4" style:family="presentation" style:parent-style-name="기본값-outline3">
      <style:paragraph-properties fo:margin-top="0.2cm" fo:margin-bottom="0cm"/>
      <style:text-properties fo:font-size="20pt" style:font-size-asian="20pt" style:font-size-complex="20pt"/>
    </style:style>
    <style:style style:name="기본값-outline5" style:family="presentation" style:parent-style-name="기본값-outline4">
      <style:paragraph-properties fo:margin-top="0.1cm" fo:margin-bottom="0cm"/>
      <style:text-properties fo:font-size="20pt" style:font-size-asian="20pt" style:font-size-complex="20pt"/>
    </style:style>
    <style:style style:name="기본값-outline6" style:family="presentation" style:parent-style-name="기본값-outline5">
      <style:paragraph-properties fo:margin-top="0.1cm" fo:margin-bottom="0cm"/>
      <style:text-properties fo:font-size="20pt" style:font-size-asian="20pt" style:font-size-complex="20pt"/>
    </style:style>
    <style:style style:name="기본값-outline7" style:family="presentation" style:parent-style-name="기본값-outline6">
      <style:paragraph-properties fo:margin-top="0.1cm" fo:margin-bottom="0cm"/>
      <style:text-properties fo:font-size="20pt" style:font-size-asian="20pt" style:font-size-complex="20pt"/>
    </style:style>
    <style:style style:name="기본값-outline8" style:family="presentation" style:parent-style-name="기본값-outline7">
      <style:paragraph-properties fo:margin-top="0.1cm" fo:margin-bottom="0cm"/>
      <style:text-properties fo:font-size="20pt" style:font-size-asian="20pt" style:font-size-complex="20pt"/>
    </style:style>
    <style:style style:name="기본값-outline9" style:family="presentation" style:parent-style-name="기본값-outline8">
      <style:paragraph-properties fo:margin-top="0.1cm" fo:margin-bottom="0cm"/>
      <style:text-properties fo:font-size="20pt" style:font-size-asian="20pt" style:font-size-complex="20pt"/>
    </style:style>
    <style:style style:name="기본값-subtitle" style:family="presentation">
      <style:graphic-properties draw:stroke="none" draw:fill="none" draw:textarea-vertical-align="middle">
        <text:list-style style:name="기본값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나눔고딕" fo:font-family="나눔고딕" style:font-family-generic="roman" style:font-pitch="variable" fo:font-size="32pt" fo:font-style="normal" fo:text-shadow="none" style:text-underline-style="none" fo:font-weight="normal" style:letter-kerning="true" fo:background-color="transparent" style:font-name-asian="나눔고딕2" style:font-family-asian="나눔고딕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-title" style:family="presentation">
      <style:graphic-properties draw:stroke="none" draw:fill="none" draw:textarea-vertical-align="middle">
        <text:list-style style:name="기본값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나눔고딕 ExtraBold3" fo:font-family="'나눔고딕 ExtraBold'" style:font-style-name="굵게" style:font-family-generic="modern" style:font-pitch="variable" fo:font-size="44pt" fo:font-style="normal" fo:text-shadow="none" style:text-underline-style="none" fo:font-weight="bold" style:letter-kerning="true" fo:background-color="transparent" style:font-name-asian="나눔고딕 ExtraBold5" style:font-family-asian="'나눔고딕 ExtraBold'" style:font-style-name-asian="보통" style:font-family-generic-asian="modern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기본값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기본값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기본값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숫자&gt;</text:page-number></text:span></text:p>
        </draw:text-box>
      </draw:frame>
    </style:handout-master>
    <style:master-page style:name="기본값" style:page-layout-name="PM1" draw:style-name="Mdp1">
      <draw:frame presentation:style-name="기본값-title" draw:layer="backgroundobjects" svg:width="25.199cm" svg:height="2.629cm" svg:x="1.4cm" svg:y="0.628cm" presentation:class="title" presentation:placeholder="true">
        <draw:text-box/>
      </draw:frame>
      <draw:frame presentation:style-name="기본값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숫자&gt;</text:page-number></text:span></text:p>
        </draw:text-box>
      </draw:frame>
      <presentation:notes style:page-layout-name="PM0">
        <draw:page-thumbnail presentation:style-name="기본값-title" draw:layer="backgroundobjects" svg:width="19.798cm" svg:height="11.136cm" svg:x="0.6cm" svg:y="2.257cm" presentation:class="page"/>
        <draw:frame presentation:style-name="기본값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숫자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6-13T12:35:48.230000000</meta:creation-date>
    <meta:generator>LibreOffice/7.1.4.2$Windows_X86_64 LibreOffice_project/a529a4fab45b75fefc5b6226684193eb000654f6</meta:generator>
    <dc:date>2021-09-21T02:34:05.889000000</dc:date>
    <meta:editing-duration>P1DT4H2M53S</meta:editing-duration>
    <meta:editing-cycles>56</meta:editing-cycles>
    <meta:document-statistic meta:object-count="55"/>
  </office:meta>
</office:document-meta>
</file>